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789cm" fo:min-width="1.644cm" fo:padding-top="0.177cm" fo:padding-bottom="0.177cm" fo:padding-left="0.302cm" fo:padding-right="0.302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965cm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cm" fo:min-width="0.9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89cm" fo:min-width="1.644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4" draw:id="id4" draw:layer="layout" svg:width="2.181cm" svg:height="1.143cm" svg:x="1.999cm" svg:y="7.306cm">
            <text:p text:style-name="P1"><text:span text:style-name="T1">Memb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2.099cm" svg:height="1.143cm" svg:x="2.081cm" svg:y="5.59cm">
            <text:p text:style-name="P1"><text:span text:style-name="T1">Syste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1" draw:id="id1" draw:layer="layout" svg:width="2.181cm" svg:height="1.143cm" svg:x="2.048cm" svg:y="3.857cm">
            <text:p text:style-name="P1"><text:span text:style-name="T1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2.099cm" svg:height="1.143cm" svg:x="2.054cm" svg:y="2.1cm">
            <text:p text:style-name="P1"><text:span text:style-name="T1">Sanitar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3.14cm" svg:y1="3.857cm" svg:x2="3.104cm" svg:y2="3.243cm" draw:start-shape="id1" draw:start-glue-point="4" draw:end-shape="id2" draw:end-glue-point="2" svg:d="M3140 3857l-36-614" svg:viewBox="0 0 37 615">
            <text:p/>
          </draw:connector>
          <draw:connector draw:style-name="gr3" draw:text-style-name="P3" draw:layer="layout" draw:type="line" svg:x1="3.131cm" svg:y1="5.59cm" svg:x2="3.14cm" svg:y2="5cm" draw:start-shape="id3" draw:start-glue-point="0" draw:end-shape="id1" draw:end-glue-point="8" svg:d="M3131 5590l9-590" svg:viewBox="0 0 10 591">
            <text:p/>
          </draw:connector>
          <draw:connector draw:style-name="gr3" draw:text-style-name="P3" draw:layer="layout" draw:type="line" svg:x1="3.091cm" svg:y1="7.306cm" svg:x2="3.131cm" svg:y2="6.733cm" draw:start-shape="id4" draw:start-glue-point="4" draw:end-shape="id3" draw:end-glue-point="2" svg:d="M3091 7306l40-573" svg:viewBox="0 0 41 574">
            <text:p/>
          </draw:connector>
        </draw:g>
        <draw:connector draw:style-name="gr3" draw:text-style-name="P3" draw:layer="layout" draw:type="line" svg:x1="5.552cm" svg:y1="7.858cm" svg:x2="4.181cm" svg:y2="7.878cm" draw:start-shape="id5" draw:end-shape="id4" draw:end-glue-point="6" svg:d="M5552 7858l-1371 20" svg:viewBox="0 0 1372 21">
          <text:p/>
        </draw:connector>
        <draw:custom-shape draw:style-name="gr4" draw:text-style-name="P2" xml:id="id5" draw:id="id5" draw:layer="layout" svg:width="2.248cm" svg:height="1.143cm" svg:x="5.552cm" svg:y="7.287cm">
          <text:p text:style-name="P1"><text:span text:style-name="T1">FlowTermina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181cm" svg:height="1.143cm" svg:x="5.618cm" svg:y="5.15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2.499cm" svg:height="1.143cm" svg:x="5.5cm" svg:y="3.357cm">
          <text:p text:style-name="P1"><text:span text:style-name="T1">Name: </text:span></text:p>
          <text:p text:style-name="P1"><text:span text:style-name="T1">Common Drai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6.71cm" svg:y1="5.157cm" svg:x2="6.75cm" svg:y2="4.5cm" draw:start-shape="id6" draw:start-glue-point="4" draw:end-shape="id7" draw:end-glue-point="2" svg:d="M6710 5157l40-657" svg:viewBox="0 0 41 658">
          <text:p/>
        </draw:connector>
        <draw:connector draw:style-name="gr3" draw:text-style-name="P3" draw:layer="layout" draw:type="line" svg:x1="6.676cm" svg:y1="7.287cm" svg:x2="6.71cm" svg:y2="6.3cm" draw:start-shape="id5" draw:start-glue-point="0" draw:end-shape="id6" draw:end-glue-point="8" svg:d="M6676 7287l34-987" svg:viewBox="0 0 35 988">
          <text:p/>
        </draw:connector>
        <draw:custom-shape draw:style-name="gr6" draw:text-style-name="P4" xml:id="id8" draw:id="id8" draw:layer="layout" svg:width="2.8cm" svg:height="1.9cm" svg:x="9.4cm" svg:y="6.9cm">
          <text:p text:style-name="P1"><text:span text:style-name="T2">Get Internal</text:span></text:p>
          <text:p text:style-name="P1"><text:span text:style-name="T2">Wid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7.8cm" svg:y1="7.858cm" svg:x2="9.4cm" svg:y2="7.85cm" draw:start-shape="id5" draw:start-glue-point="1" draw:end-shape="id8" draw:end-glue-point="5" svg:d="M7800 7858l1600-8" svg:viewBox="0 0 1601 9">
          <text:p/>
        </draw:connector>
        <draw:custom-shape draw:style-name="gr7" draw:text-style-name="P2" xml:id="id9" draw:id="id9" draw:layer="layout" svg:width="2.248cm" svg:height="1.143cm" svg:x="13.8cm" svg:y="7.3cm">
          <text:p text:style-name="P1"><text:span text:style-name="T1">W &gt;= 45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12.2cm" svg:y1="7.85cm" svg:x2="13.8cm" svg:y2="7.871cm" draw:start-shape="id8" draw:start-glue-point="7" draw:end-shape="id9" draw:end-glue-point="3" svg:d="M12200 7850l1600 21" svg:viewBox="0 0 1601 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5:07:45.691000000</meta:creation-date>
    <dc:date>2018-11-05T14:20:38.039000000</dc:date>
    <meta:editing-duration>PT4H1M2S</meta:editing-duration>
    <meta:editing-cycles>2</meta:editing-cycles>
    <meta:generator>LibreOffice/6.0.3.2$Windows_X86_64 LibreOffice_project/8f48d515416608e3a835360314dac7e47fd0b821</meta:generator>
    <meta:document-statistic meta:object-count="18"/>
  </office:meta>
</office:document-meta>
</file>